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mbre noeud</text:p>
          </table:table-cell>
          <table:table-cell office:value-type="string" calcext:value-type="string">
            <text:p>Nombre parent</text:p>
          </table:table-cell>
          <table:table-cell office:value-type="string" calcext:value-type="string">
            <text:p>degré de possibilité</text:p>
          </table:table-cell>
          <table:table-cell office:value-type="string" calcext:value-type="string">
            <text:p>Temps de propagation</text:p>
          </table:table-cell>
          <table:table-cell office:value-type="string" calcext:value-type="string">
            <text:p>Temps d'inférence</text:p>
          </table:table-cell>
          <table:table-cell/>
          <table:table-cell office:value-type="string" calcext:value-type="string">
            <text:p>Nombre noeud</text:p>
          </table:table-cell>
          <table:table-cell office:value-type="string" calcext:value-type="string">
            <text:p>Nombre parent</text:p>
          </table:table-cell>
          <table:table-cell office:value-type="string" calcext:value-type="string">
            <text:p>degré de possibilité</text:p>
          </table:table-cell>
          <table:table-cell office:value-type="string" calcext:value-type="string">
            <text:p>Temps de propagation</text:p>
          </table:table-cell>
          <table:table-cell office:value-type="string" calcext:value-type="string">
            <text:p>Temps d'inféren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91188" calcext:value-type="float">
            <text:p>0.00091188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3125" calcext:value-type="float">
            <text:p>0.0312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0.0054502" calcext:value-type="float">
            <text:p>0.0054502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0.012258" calcext:value-type="float">
            <text:p>0.012258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91188" calcext:value-type="float">
            <text:p>0.00091188</text:p>
          </table:table-cell>
          <table:table-cell office:value-type="float" office:value="0.0080397" calcext:value-type="float">
            <text:p>0.0080397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091188" calcext:value-type="float">
            <text:p>0.00091188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5212" calcext:value-type="float">
            <text:p>0.025212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18316" calcext:value-type="float">
            <text:p>0.018316</text:p>
          </table:table-cell>
          <table:table-cell office:value-type="float" office:value="0.016613" calcext:value-type="float">
            <text:p>0.016613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49787" calcext:value-type="float">
            <text:p>0.049787</text:p>
          </table:table-cell>
          <table:table-cell office:value-type="float" office:value="0.73254" calcext:value-type="float">
            <text:p>0.73254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003059" calcext:value-type="float">
            <text:p>3.06E-07</text:p>
          </table:table-cell>
          <table:table-cell office:value-type="float" office:value="0.019468" calcext:value-type="float">
            <text:p>0.019468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11.451" calcext:value-type="float">
            <text:p>11.451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21925" calcext:value-type="float">
            <text:p>0.021925</text:p>
          </table:table-cell>
          <table:table-cell office:value-type="float" office:value="0.03125" calcext:value-type="float">
            <text:p>0.0312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24707" calcext:value-type="float">
            <text:p>0.024707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string" calcext:value-type="string">
            <text:p>Nombre noeud</text:p>
          </table:table-cell>
          <table:table-cell office:value-type="string" calcext:value-type="string">
            <text:p>Nombre parent</text:p>
          </table:table-cell>
          <table:table-cell office:value-type="string" calcext:value-type="string">
            <text:p>degré de possibilité</text:p>
          </table:table-cell>
          <table:table-cell office:value-type="string" calcext:value-type="string">
            <text:p>Temps de propagation</text:p>
          </table:table-cell>
          <table:table-cell office:value-type="string" calcext:value-type="string">
            <text:p>Temps d'inféren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00091188" calcext:value-type="float">
            <text:p>0.00091188</text:p>
          </table:table-cell>
          <table:table-cell office:value-type="float" office:value="0.027159" calcext:value-type="float">
            <text:p>0.027159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49787" calcext:value-type="float">
            <text:p>0.049787</text:p>
          </table:table-cell>
          <table:table-cell office:value-type="float" office:value="0.0031867" calcext:value-type="float">
            <text:p>0.0031867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406" calcext:value-type="float">
            <text:p>0.029406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6702" calcext:value-type="float">
            <text:p>1.67E-05</text:p>
          </table:table-cell>
          <table:table-cell office:value-type="float" office:value="0.0082458" calcext:value-type="float">
            <text:p>0.0082458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32944" calcext:value-type="float">
            <text:p>0.032944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15874" calcext:value-type="float">
            <text:p>0.015874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37111" calcext:value-type="float">
            <text:p>0.037111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49787" calcext:value-type="float">
            <text:p>0.049787</text:p>
          </table:table-cell>
          <table:table-cell office:value-type="float" office:value="0.023162" calcext:value-type="float">
            <text:p>0.023162</text:p>
          </table:table-cell>
          <table:table-cell office:value-type="float" office:value="0.10375" calcext:value-type="float">
            <text:p>0.10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24788" calcext:value-type="float">
            <text:p>0.0024788</text:p>
          </table:table-cell>
          <table:table-cell office:value-type="float" office:value="0.039238" calcext:value-type="float">
            <text:p>0.039238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9958" calcext:value-type="float">
            <text:p>0.39958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0.046875" calcext:value-type="float">
            <text:p>0.04687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024788" calcext:value-type="float">
            <text:p>0.0024788</text:p>
          </table:table-cell>
          <table:table-cell office:value-type="float" office:value="0.042355" calcext:value-type="float">
            <text:p>0.04235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string" calcext:value-type="string">
            <text:p>Nombre noeud</text:p>
          </table:table-cell>
          <table:table-cell office:value-type="string" calcext:value-type="string">
            <text:p>Nombre parent</text:p>
          </table:table-cell>
          <table:table-cell office:value-type="string" calcext:value-type="string">
            <text:p>degré de possibilité</text:p>
          </table:table-cell>
          <table:table-cell office:value-type="string" calcext:value-type="string">
            <text:p>Temps de propagation</text:p>
          </table:table-cell>
          <table:table-cell office:value-type="string" calcext:value-type="string">
            <text:p>Temps d'inférenc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1121" calcext:value-type="float">
            <text:p>0.061121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67379" calcext:value-type="float">
            <text:p>0.0067379</text:p>
          </table:table-cell>
          <table:table-cell office:value-type="float" office:value="0.0027797" calcext:value-type="float">
            <text:p>0.0027797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024788" calcext:value-type="float">
            <text:p>0.0024788</text:p>
          </table:table-cell>
          <table:table-cell office:value-type="float" office:value="0.052535" calcext:value-type="float">
            <text:p>0.05253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075522" calcext:value-type="float">
            <text:p>0.0075522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4939" calcext:value-type="float">
            <text:p>0.054939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.018316" calcext:value-type="float">
            <text:p>0.018316</text:p>
          </table:table-cell>
          <table:table-cell office:value-type="float" office:value="0.37983" calcext:value-type="float">
            <text:p>0.37983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49787" calcext:value-type="float">
            <text:p>0.049787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018316" calcext:value-type="float">
            <text:p>0.018316</text:p>
          </table:table-cell>
          <table:table-cell office:value-type="float" office:value="8.0161" calcext:value-type="float">
            <text:p>8.0161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7434" calcext:value-type="float">
            <text:p>0.057434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13534" calcext:value-type="float">
            <text:p>0.13534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03125" calcext:value-type="float">
            <text:p>0.031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21:48:35.254507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1:49:05.323804070</meta:creation-date>
    <meta:editing-duration>PT1M18S</meta:editing-duration>
    <meta:editing-cycles>2</meta:editing-cycles>
    <meta:generator>LibreOffice/6.0.6.2$Linux_X86_64 LibreOffice_project/00m0$Build-2</meta:generator>
    <dc:date>2018-12-10T21:49:48.543432651</dc:date>
    <meta:document-statistic meta:table-count="1" meta:cell-count="195" meta:object-count="0"/>
  </office:meta>
</office:document-meta>
</file>